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7.09mm"/>
    </style:style>
    <style:style style:name="co7" style:family="table-column">
      <style:table-column-properties fo:break-before="auto" style:column-width="53.27mm"/>
    </style:style>
    <style:style style:name="co3" style:family="table-column">
      <style:table-column-properties fo:break-before="auto" style:column-width="49.39mm"/>
    </style:style>
    <style:style style:name="co4" style:family="table-column">
      <style:table-column-properties fo:break-before="auto" style:column-width="30.44mm"/>
    </style:style>
    <style:style style:name="co5" style:family="table-column">
      <style:table-column-properties fo:break-before="auto" style:column-width="26.88mm"/>
    </style:style>
    <style:style style:name="co8" style:family="table-column">
      <style:table-column-properties fo:break-before="auto" style:column-width="31.56mm"/>
    </style:style>
    <style:style style:name="co9" style:family="table-column">
      <style:table-column-properties fo:break-before="auto" style:column-width="28.54mm"/>
    </style:style>
    <style:style style:name="ro5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5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0.1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 style:data-style-name="N11">
      <style:text-properties style:text-position=""/>
    </style:style>
    <style:style style:name="ce2" style:family="table-cell" style:parent-style-name="Default">
      <style:table-cell-properties fo:padding="0.71mm"/>
      <style:text-properties style:text-position="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0">
      <style:table-cell-properties fo:padding="0.71mm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2">
      <style:table-cell-properties fo:padding="0.71mm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/>
      <table:table table:name="Résultats bruts" table:style-name="ta3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4" table:default-cell-style-name="ce7"/>
        <table:table-column table:style-name="co5" table:default-cell-style-name="ce7"/>
        <table:table-column table:style-name="co8" table:number-columns-repeated="2" table:default-cell-style-name="ce7"/>
        <table:table-column table:style-name="co9" table:number-columns-repeated="2" table:default-cell-style-name="ce11"/>
        <table:table-column table:style-name="co6" table:number-columns-repeated="1016" table:default-cell-style-name="Default"/>
        <table:table-row table:style-name="ro3">
          <table:table-cell table:style-name="ce3" office:value-type="string" calcext:value-type="string" table:number-columns-spanned="6" table:number-rows-spanned="1">
            <text:p>Calcul du chiffre d'affaires des départements de l’entreprise</text:p>
          </table:table-cell>
          <table:covered-table-cell table:style-name="ce3"/>
          <table:covered-table-cell table:number-columns-repeated="4" table:style-name="ce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5" office:value-type="string" calcext:value-type="string">
            <text:p>Nom de la filiale</text:p>
          </table:table-cell>
          <table:table-cell table:style-name="ce5" office:value-type="string" calcext:value-type="string">
            <text:p>Pays</text:p>
          </table:table-cell>
          <table:table-cell table:style-name="ce8" office:value-type="string" calcext:value-type="string">
            <text:p>1er trimestre</text:p>
          </table:table-cell>
          <table:table-cell table:style-name="ce8" office:value-type="string" calcext:value-type="string">
            <text:p>2e trimestre</text:p>
          </table:table-cell>
          <table:table-cell table:style-name="ce8" office:value-type="string" calcext:value-type="string">
            <text:p>3e trimestre</text:p>
          </table:table-cell>
          <table:table-cell table:style-name="ce8" office:value-type="string" calcext:value-type="string">
            <text:p>4e trimestre</text:p>
          </table:table-cell>
          <table:table-cell table:style-name="ce12" table:number-columns-repeated="2"/>
          <table:table-cell table:style-name="ce5" table:number-columns-repeated="1015"/>
          <table:table-cell/>
        </table:table-row>
        <table:table-row table:style-name="ro2">
          <table:table-cell office:value-type="string" calcext:value-type="string">
            <text:p>Maître animal</text:p>
          </table:table-cell>
          <table:table-cell office:value-type="string" calcext:value-type="string">
            <text:p>France</text:p>
          </table:table-cell>
          <table:table-cell office:value-type="float" office:value="96704111.7658971" calcext:value-type="float">
            <text:p>96704111,7658971</text:p>
          </table:table-cell>
          <table:table-cell table:style-name="Default" office:value-type="float" office:value="74880277.669485" calcext:value-type="float">
            <text:p>74880277,669485</text:p>
          </table:table-cell>
          <table:table-cell table:style-name="Default" office:value-type="float" office:value="67125748.4058608" calcext:value-type="float">
            <text:p>67125748,4058608</text:p>
          </table:table-cell>
          <table:table-cell table:style-name="Default" office:value-type="float" office:value="68799820.9333278" calcext:value-type="float">
            <text:p>68799820,9333278</text:p>
          </table:table-cell>
          <table:table-cell table:number-columns-repeated="2"/>
          <table:table-cell table:style-name="ce11"/>
          <table:table-cell table:number-columns-repeated="1015"/>
        </table:table-row>
        <table:table-row table:style-name="ro2">
          <table:table-cell office:value-type="string" calcext:value-type="string">
            <text:p>Animal connexion</text:p>
          </table:table-cell>
          <table:table-cell office:value-type="string" calcext:value-type="string">
            <text:p>Belgique</text:p>
          </table:table-cell>
          <table:table-cell office:value-type="float" office:value="11816372.1326566" calcext:value-type="float">
            <text:p>11816372,1326566</text:p>
          </table:table-cell>
          <table:table-cell table:style-name="Default" office:value-type="float" office:value="13015728.2629849" calcext:value-type="float">
            <text:p>13015728,2629849</text:p>
          </table:table-cell>
          <table:table-cell table:style-name="Default" office:value-type="float" office:value="13621924.828111" calcext:value-type="float">
            <text:p>13621924,828111</text:p>
          </table:table-cell>
          <table:table-cell table:style-name="Default" office:value-type="float" office:value="13000551.2498663" calcext:value-type="float">
            <text:p>13000551,2498663</text:p>
          </table:table-cell>
          <table:table-cell table:number-columns-repeated="2"/>
          <table:table-cell table:style-name="ce11"/>
          <table:table-cell table:number-columns-repeated="1015"/>
        </table:table-row>
        <table:table-row table:style-name="ro2">
          <table:table-cell office:value-type="string" calcext:value-type="string">
            <text:p>Pets Companion</text:p>
          </table:table-cell>
          <table:table-cell office:value-type="string" calcext:value-type="string">
            <text:p>USA</text:p>
          </table:table-cell>
          <table:table-cell office:value-type="float" office:value="11100303.676159" calcext:value-type="float">
            <text:p>11100303,676159</text:p>
          </table:table-cell>
          <table:table-cell table:style-name="Default" office:value-type="float" office:value="9214563.65472744" calcext:value-type="float">
            <text:p>9214563,65472744</text:p>
          </table:table-cell>
          <table:table-cell table:style-name="Default" office:value-type="float" office:value="9484362.57020457" calcext:value-type="float">
            <text:p>9484362,57020457</text:p>
          </table:table-cell>
          <table:table-cell table:style-name="Default" office:value-type="float" office:value="9190630.77289839" calcext:value-type="float">
            <text:p>9190630,772898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g Technology</text:p>
          </table:table-cell>
          <table:table-cell office:value-type="string" calcext:value-type="string">
            <text:p>USA</text:p>
          </table:table-cell>
          <table:table-cell office:value-type="float" office:value="13147172.7709721" calcext:value-type="float">
            <text:p>13147172,7709721</text:p>
          </table:table-cell>
          <table:table-cell table:style-name="Default" office:value-type="float" office:value="12528157.1652922" calcext:value-type="float">
            <text:p>12528157,1652922</text:p>
          </table:table-cell>
          <table:table-cell table:style-name="Default" office:value-type="float" office:value="13176758.0585889" calcext:value-type="float">
            <text:p>13176758,0585889</text:p>
          </table:table-cell>
          <table:table-cell table:style-name="Default" office:value-type="float" office:value="14157662.1895968" calcext:value-type="float">
            <text:p>14157662,18959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rnational Pet Buyer</text:p>
          </table:table-cell>
          <table:table-cell office:value-type="string" calcext:value-type="string">
            <text:p>UK</text:p>
          </table:table-cell>
          <table:table-cell office:value-type="float" office:value="166229.344298985" calcext:value-type="float">
            <text:p>166229,344298985</text:p>
          </table:table-cell>
          <table:table-cell table:style-name="Default" office:value-type="float" office:value="164312.152974279" calcext:value-type="float">
            <text:p>164312,152974279</text:p>
          </table:table-cell>
          <table:table-cell table:style-name="Default" office:value-type="float" office:value="159928.936755761" calcext:value-type="float">
            <text:p>159928,936755761</text:p>
          </table:table-cell>
          <table:table-cell table:style-name="Default" office:value-type="float" office:value="164385.703757608" calcext:value-type="float">
            <text:p>164385,7037576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 Fanatics</text:p>
          </table:table-cell>
          <table:table-cell office:value-type="string" calcext:value-type="string">
            <text:p>Canada</text:p>
          </table:table-cell>
          <table:table-cell office:value-type="float" office:value="6257128.5411325" calcext:value-type="float">
            <text:p>6257128,5411325</text:p>
          </table:table-cell>
          <table:table-cell table:style-name="Default" office:value-type="float" office:value="6623168.95145436" calcext:value-type="float">
            <text:p>6623168,95145436</text:p>
          </table:table-cell>
          <table:table-cell table:style-name="Default" office:value-type="float" office:value="6598682.19092704" calcext:value-type="float">
            <text:p>6598682,19092704</text:p>
          </table:table-cell>
          <table:table-cell table:style-name="Default" office:value-type="float" office:value="5768034.74012411" calcext:value-type="float">
            <text:p>5768034,740124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ptile observer</text:p>
          </table:table-cell>
          <table:table-cell office:value-type="string" calcext:value-type="string">
            <text:p>Australia </text:p>
          </table:table-cell>
          <table:table-cell office:value-type="float" office:value="8098127.98854063" calcext:value-type="float">
            <text:p>8098127,98854063</text:p>
          </table:table-cell>
          <table:table-cell table:style-name="Default" office:value-type="float" office:value="7368629.35865739" calcext:value-type="float">
            <text:p>7368629,35865739</text:p>
          </table:table-cell>
          <table:table-cell table:style-name="Default" office:value-type="float" office:value="8040557.72070294" calcext:value-type="float">
            <text:p>8040557,72070294</text:p>
          </table:table-cell>
          <table:table-cell table:style-name="Default" office:value-type="float" office:value="8957076.6789776" calcext:value-type="float">
            <text:p>8957076,67897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landia</text:p>
          </table:table-cell>
          <table:table-cell office:value-type="string" calcext:value-type="string">
            <text:p>Australia</text:p>
          </table:table-cell>
          <table:table-cell office:value-type="float" office:value="17904706.5019039" calcext:value-type="float">
            <text:p>17904706,5019039</text:p>
          </table:table-cell>
          <table:table-cell table:style-name="Default" office:value-type="float" office:value="16512489.439605" calcext:value-type="float">
            <text:p>16512489,439605</text:p>
          </table:table-cell>
          <table:table-cell table:style-name="Default" office:value-type="float" office:value="15751383.4380548" calcext:value-type="float">
            <text:p>15751383,4380548</text:p>
          </table:table-cell>
          <table:table-cell table:style-name="Default" office:value-type="float" office:value="13619962.6087798" calcext:value-type="float">
            <text:p>13619962,60877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s Petcare</text:p>
          </table:table-cell>
          <table:table-cell office:value-type="string" calcext:value-type="string">
            <text:p>USA</text:p>
          </table:table-cell>
          <table:table-cell office:value-type="float" office:value="16847792.8617975" calcext:value-type="float">
            <text:p>16847792,8617975</text:p>
          </table:table-cell>
          <table:table-cell table:style-name="Default" office:value-type="float" office:value="16319207.133659" calcext:value-type="float">
            <text:p>16319207,133659</text:p>
          </table:table-cell>
          <table:table-cell table:style-name="Default" office:value-type="float" office:value="15119700.5644007" calcext:value-type="float">
            <text:p>15119700,5644007</text:p>
          </table:table-cell>
          <table:table-cell table:style-name="Default" office:value-type="float" office:value="14159438.2972218" calcext:value-type="float">
            <text:p>14159438,2972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ina</text:p>
          </table:table-cell>
          <table:table-cell office:value-type="string" calcext:value-type="string">
            <text:p>Switzeland</text:p>
          </table:table-cell>
          <table:table-cell office:value-type="float" office:value="5701509.60325206" calcext:value-type="float">
            <text:p>5701509,60325206</text:p>
          </table:table-cell>
          <table:table-cell table:style-name="Default" office:value-type="float" office:value="5913334.43675415" calcext:value-type="float">
            <text:p>5913334,43675415</text:p>
          </table:table-cell>
          <table:table-cell table:style-name="Default" office:value-type="float" office:value="6044427.76838474" calcext:value-type="float">
            <text:p>6044427,76838474</text:p>
          </table:table-cell>
          <table:table-cell table:style-name="Default" office:value-type="float" office:value="6091133.61598867" calcext:value-type="float">
            <text:p>6091133,615988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Buffalo</text:p>
          </table:table-cell>
          <table:table-cell office:value-type="string" calcext:value-type="string">
            <text:p>Chine</text:p>
          </table:table-cell>
          <table:table-cell office:value-type="float" office:value="10780839.3103161" calcext:value-type="float">
            <text:p>10780839,3103161</text:p>
          </table:table-cell>
          <table:table-cell table:style-name="Default" office:value-type="float" office:value="10094177.4579744" calcext:value-type="float">
            <text:p>10094177,4579744</text:p>
          </table:table-cell>
          <table:table-cell table:style-name="Default" office:value-type="float" office:value="9892265.53071211" calcext:value-type="float">
            <text:p>9892265,53071211</text:p>
          </table:table-cell>
          <table:table-cell table:style-name="Default" office:value-type="float" office:value="9226458.49386021" calcext:value-type="float">
            <text:p>9226458,493860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amond Pet food</text:p>
          </table:table-cell>
          <table:table-cell office:value-type="string" calcext:value-type="string">
            <text:p>USA</text:p>
          </table:table-cell>
          <table:table-cell office:value-type="float" office:value="13876682.947818" calcext:value-type="float">
            <text:p>13876682,947818</text:p>
          </table:table-cell>
          <table:table-cell table:style-name="Default" office:value-type="float" office:value="14132729.9564061" calcext:value-type="float">
            <text:p>14132729,9564061</text:p>
          </table:table-cell>
          <table:table-cell table:style-name="Default" office:value-type="float" office:value="12906682.8177563" calcext:value-type="float">
            <text:p>12906682,8177563</text:p>
          </table:table-cell>
          <table:table-cell table:style-name="Default" office:value-type="float" office:value="12518446.8956049" calcext:value-type="float">
            <text:p>12518446,89560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uerer</text:p>
          </table:table-cell>
          <table:table-cell office:value-type="string" calcext:value-type="string">
            <text:p>Germany</text:p>
          </table:table-cell>
          <table:table-cell office:value-type="float" office:value="13144786.5995004" calcext:value-type="float">
            <text:p>13144786,5995004</text:p>
          </table:table-cell>
          <table:table-cell table:style-name="Default" office:value-type="float" office:value="10570030.9674184" calcext:value-type="float">
            <text:p>10570030,9674184</text:p>
          </table:table-cell>
          <table:table-cell table:style-name="Default" office:value-type="float" office:value="10704144.3748557" calcext:value-type="float">
            <text:p>10704144,3748557</text:p>
          </table:table-cell>
          <table:table-cell table:style-name="Default" office:value-type="float" office:value="12386574.5831813" calcext:value-type="float">
            <text:p>12386574,58318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charm</text:p>
          </table:table-cell>
          <table:table-cell office:value-type="string" calcext:value-type="string">
            <text:p>Japan</text:p>
          </table:table-cell>
          <table:table-cell office:value-type="float" office:value="46729687.9200709" calcext:value-type="float">
            <text:p>46729687,9200709</text:p>
          </table:table-cell>
          <table:table-cell table:style-name="Default" office:value-type="float" office:value="46573795.2340269" calcext:value-type="float">
            <text:p>46573795,2340269</text:p>
          </table:table-cell>
          <table:table-cell table:style-name="Default" office:value-type="float" office:value="48144135.1717813" calcext:value-type="float">
            <text:p>48144135,1717813</text:p>
          </table:table-cell>
          <table:table-cell table:style-name="Default" office:value-type="float" office:value="45514068.7406715" calcext:value-type="float">
            <text:p>45514068,7406715</text:p>
          </table:table-cell>
          <table:table-cell table:number-columns-repeated="1018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ux tax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6" table:number-columns-repeated="1022" table:default-cell-style-name="Default"/>
        <table:table-row table:style-name="ro5">
          <table:table-cell office:value-type="string" calcext:value-type="string">
            <text:p>Pays</text:p>
          </table:table-cell>
          <table:table-cell office:value-type="string" calcext:value-type="string">
            <text:p>Taux de la taxe applicab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nce</text:p>
          </table:table-cell>
          <table:table-cell table:style-name="ce10" office:value-type="percentage" office:value="0.33" calcext:value-type="percentage">
            <text:p>33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lgique</text:p>
          </table:table-cell>
          <table:table-cell table:style-name="ce10" office:value-type="percentage" office:value="0.3" calcext:value-type="percentage">
            <text:p>3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A</text:p>
          </table:table-cell>
          <table:table-cell table:style-name="ce10" office:value-type="percentage" office:value="0.4" calcext:value-type="percentage">
            <text:p>4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K</text:p>
          </table:table-cell>
          <table:table-cell table:style-name="ce10" office:value-type="percentage" office:value="0.2" calcext:value-type="percentage">
            <text:p>2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nada</text:p>
          </table:table-cell>
          <table:table-cell table:style-name="ce10" office:value-type="percentage" office:value="0.15" calcext:value-type="percentage">
            <text:p>15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10" office:value-type="percentage" office:value="0.25" calcext:value-type="percentage">
            <text:p>25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witzeland</text:p>
          </table:table-cell>
          <table:table-cell table:style-name="ce10" office:value-type="percentage" office:value="0.18" calcext:value-type="percentage">
            <text:p>18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/>Germany </text:p>
          </table:table-cell>
          <table:table-cell table:style-name="ce10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10" office:value-type="percentage" office:value="0.45" calcext:value-type="percentage">
            <text:p>45,00%</text:p>
          </table:table-cell>
          <table:table-cell table:number-columns-repeated="1022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00:53:32.151106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ne bourgeois</meta:initial-creator>
    <meta:creation-date>2010-02-24T12:36:28</meta:creation-date>
    <dc:date>2017-03-23T00:53:47.076075114</dc:date>
    <meta:print-date>2012-03-09T19:40:28</meta:print-date>
    <meta:editing-duration>PT3M42S</meta:editing-duration>
    <meta:editing-cycles>2</meta:editing-cycles>
    <meta:generator>LibreOffice/5.1.6.2$Linux_X86_64 LibreOffice_project/10m0$Build-2</meta:generator>
    <meta:document-statistic meta:table-count="2" meta:cell-count="111" meta:object-count="0"/>
  </office:meta>
</office:document-meta>
</file>